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0811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7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1" table:default-cell-style-name="ce5"/>
        <table:table-column table:style-name="co1" table:number-columns-repeated="1015" table:default-cell-style-name="Default"/>
        <table:table-row table:style-name="ro1">
          <table:table-cell table:number-columns-repeated="3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table:number-columns-repeated="3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m =</text:p>
          </table:table-cell>
          <table:table-cell table:style-name="ce4" office:value-type="float" office:value="0.562853312562559">
            <text:p>0.5629</text:p>
          </table:table-cell>
          <table:table-cell table:style-name="ce7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b = </text:p>
          </table:table-cell>
          <table:table-cell table:style-name="ce4" office:value-type="float" office:value="-17.841273577306">
            <text:p>-17.8413</text:p>
          </table:table-cell>
          <table:table-cell table:style-name="ce7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 table:number-columns-repeated="3"/>
          <table:table-cell table:style-name="ce1" office:value-type="float" office:value="7.5">
            <text:p>7.5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office:value-type="float" office:value="288785.194936464">
            <text:p>288785.19</text:p>
          </table:table-cell>
          <table:table-cell table:style-name="ce1" office:value-type="string">
            <text:p><text:s/>= SumX*Y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1" table:number-rows-repeated="2">
          <table:table-cell table:number-columns-repeated="3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5"/>
        </table:table-row>
      </table:table>
      <table:table table:name="LinearCurveFit_YouCanChange" table:style-name="ta1" table:print="false"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5"/>
        <table:table-column table:style-name="co7" table:default-cell-style-name="Default"/>
        <table:table-column table:style-name="co1" table:number-columns-repeated="1015" table:default-cell-style-name="Default"/>
        <table:table-row table:style-name="ro1" table:number-rows-repeated="2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2">
          <table:table-cell table:style-name="ce1"/>
          <table:table-cell table:style-name="ce3" table:number-columns-repeated="3"/>
          <table:table-cell table:style-name="ce6" office:value-type="string">
            <text:p>Least Squares Curve Fit for a Line</text:p>
          </table:table-cell>
          <table:table-cell table:style-name="ce1" table:number-columns-repeated="2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 table:formula="of:=SUM([.C14:.C50])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m =</text:p>
          </table:table-cell>
          <table:table-cell table:style-name="ce4" table:formula="of:=([.H5]*[.H6]-[.B50]*[.H8])/([.H5]*[.H5]-[.B50]*[.H7])" office:value-type="float" office:value="0.558581721610503">
            <text:p>0.5586</text:p>
          </table:table-cell>
          <table:table-cell table:style-name="ce7" table:formula="of:=5/9" office:value-type="float" office:value="0.555555555555556">
            <text:p>0.5556</text:p>
          </table:table-cell>
          <table:table-cell table:style-name="ce1" office:value-type="string">
            <text:p><text:s/>= m</text:p>
          </table:table-cell>
          <table:table-cell table:style-name="ce1"/>
          <table:table-cell table:style-name="ce8" table:formula="of:=SUM([.F14:.F50])" office:value-type="float" office:value="1808.19998591556">
            <text:p>1808.20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/>
          <table:table-cell table:style-name="ce3" office:value-type="string">
            <text:p>Derived b =</text:p>
          </table:table-cell>
          <table:table-cell table:style-name="ce4" table:formula="of:=([.H6]-[.D6]*[.H5])/[.B50]" office:value-type="float" office:value="-19.2767001468716">
            <text:p>-19.2767</text:p>
          </table:table-cell>
          <table:table-cell table:style-name="ce7" table:formula="of:=-32*5/9" office:value-type="float" office:value="-17.7777777777778">
            <text:p>-17.7778</text:p>
          </table:table-cell>
          <table:table-cell table:style-name="ce1" office:value-type="string">
            <text:p><text:s/>= b</text:p>
          </table:table-cell>
          <table:table-cell table:style-name="ce1"/>
          <table:table-cell table:style-name="ce8" table:formula="of:=SUM([.G14:.G50])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5"/>
        </table:table-row>
        <table:table-row table:style-name="ro3">
          <table:table-cell table:style-name="ce1"/>
          <table:table-cell table:style-name="ce3" table:number-columns-repeated="3"/>
          <table:table-cell table:style-name="ce1" office:value-type="float" office:value="7.5">
            <text:p>7.5</text:p>
          </table:table-cell>
          <table:table-cell table:style-name="ce1" office:value-type="string">
            <text:p><text:s/>= Error Magnitude</text:p>
          </table:table-cell>
          <table:table-cell table:style-name="ce1"/>
          <table:table-cell table:style-name="ce8" table:formula="of:=SUM([.H14:.H50])" office:value-type="float" office:value="279502.840825526">
            <text:p>279502.84</text:p>
          </table:table-cell>
          <table:table-cell table:style-name="ce1" office:value-type="string">
            <text:p><text:s/>= SumX*Y</text:p>
          </table:table-cell>
          <table:table-cell table:style-name="ce1" table:number-columns-repeated="1015"/>
        </table:table-row>
        <table:table-row table:style-name="ro1" table:number-rows-repeated="3">
          <table:table-cell table:style-name="ce1"/>
          <table:table-cell table:style-name="ce3" table:number-columns-repeated="3"/>
          <table:table-cell table:style-name="ce1" table:number-columns-repeated="3"/>
          <table:table-cell table:style-name="ce8"/>
          <table:table-cell table:style-name="ce1" table:number-columns-repeated="1016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8" office:value-type="string">
            <text:p>For Summing</text:p>
          </table:table-cell>
          <table:table-cell table:style-name="ce8" office:value-type="string">
            <text:p>Calculated</text:p>
          </table:table-cell>
          <table:table-cell table:style-name="ce1" table:number-columns-repeated="1015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8" office:value-type="string">
            <text:p>e</text:p>
          </table:table-cell>
          <table:table-cell table:style-name="ce8" office:value-type="string">
            <text:p>Y' –&gt; Noise</text:p>
          </table:table-cell>
          <table:table-cell table:style-name="ce3" office:value-type="string">
            <text:p>X*X</text:p>
          </table:table-cell>
          <table:table-cell table:style-name="ce8" office:value-type="string">
            <text:p>X*Y'</text:p>
          </table:table-cell>
          <table:table-cell table:style-name="ce8" office:value-type="string">
            <text:p>Y → From Data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5" table:formula="of:=[.$E$6]*[.C14]+[.$E$7]" office:value-type="float" office:value="0">
            <text:p>0.00</text:p>
          </table:table-cell>
          <table:table-cell table:style-name="ce5" table:formula="of:=RAND()*2*[.$E$8]-[.$E$8]" office:value-type="float" office:value="-1.95941196754575">
            <text:p>-1.96</text:p>
          </table:table-cell>
          <table:table-cell table:style-name="ce5" table:formula="of:=[.$E$6]*[.C14]+[.$E$7]+[.E14]" office:value-type="float" office:value="-1.95941196754575">
            <text:p>-1.96</text:p>
          </table:table-cell>
          <table:table-cell table:style-name="ce2" table:formula="of:=[.C14]*[.C14]" office:value-type="float" office:value="1024">
            <text:p>1024</text:p>
          </table:table-cell>
          <table:table-cell table:formula="of:=[.C14]*[.F14]" office:value-type="float" office:value="-62.7011829614639">
            <text:p>-62.70</text:p>
          </table:table-cell>
          <table:table-cell table:style-name="ce5" table:formula="of:=[.$D$6]*[.C14]+[.$D$7]" office:value-type="float" office:value="-1.4020850553355">
            <text:p>-1.4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4]+5" office:value-type="float" office:value="37">
            <text:p>37</text:p>
          </table:table-cell>
          <table:table-cell table:style-name="ce5" table:formula="of:=[.$E$6]*[.C15]+[.$E$7]" office:value-type="float" office:value="2.77777777777778">
            <text:p>2.78</text:p>
          </table:table-cell>
          <table:table-cell table:style-name="ce5" table:formula="of:=RAND()*2*[.$E$8]-[.$E$8]" office:value-type="float" office:value="2.49768602312542">
            <text:p>2.50</text:p>
          </table:table-cell>
          <table:table-cell table:style-name="ce5" table:formula="of:=[.$E$6]*[.C15]+[.$E$7]+[.E15]" office:value-type="float" office:value="5.2754638009032">
            <text:p>5.28</text:p>
          </table:table-cell>
          <table:table-cell table:style-name="ce2" table:formula="of:=[.C15]*[.C15]" office:value-type="float" office:value="1369">
            <text:p>1369</text:p>
          </table:table-cell>
          <table:table-cell table:formula="of:=[.C15]*[.F15]" office:value-type="float" office:value="195.192160633419">
            <text:p>195.19</text:p>
          </table:table-cell>
          <table:table-cell table:style-name="ce5" table:formula="of:=[.$D$6]*[.C15]+[.$D$7]" office:value-type="float" office:value="1.39082355271702">
            <text:p>1.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5]+5" office:value-type="float" office:value="42">
            <text:p>42</text:p>
          </table:table-cell>
          <table:table-cell table:style-name="ce5" table:formula="of:=[.$E$6]*[.C16]+[.$E$7]" office:value-type="float" office:value="5.55555555555556">
            <text:p>5.56</text:p>
          </table:table-cell>
          <table:table-cell table:style-name="ce5" table:formula="of:=RAND()*2*[.$E$8]-[.$E$8]" office:value-type="float" office:value="-6.92824926925823">
            <text:p>-6.93</text:p>
          </table:table-cell>
          <table:table-cell table:style-name="ce5" table:formula="of:=[.$E$6]*[.C16]+[.$E$7]+[.E16]" office:value-type="float" office:value="-1.37269371370267">
            <text:p>-1.37</text:p>
          </table:table-cell>
          <table:table-cell table:style-name="ce2" table:formula="of:=[.C16]*[.C16]" office:value-type="float" office:value="1764">
            <text:p>1764</text:p>
          </table:table-cell>
          <table:table-cell table:formula="of:=[.C16]*[.F16]" office:value-type="float" office:value="-57.6531359755123">
            <text:p>-57.65</text:p>
          </table:table-cell>
          <table:table-cell table:style-name="ce5" table:formula="of:=[.$D$6]*[.C16]+[.$D$7]" office:value-type="float" office:value="4.18373216076953">
            <text:p>4.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6]+5" office:value-type="float" office:value="47">
            <text:p>47</text:p>
          </table:table-cell>
          <table:table-cell table:style-name="ce5" table:formula="of:=[.$E$6]*[.C17]+[.$E$7]" office:value-type="float" office:value="8.33333333333333">
            <text:p>8.33</text:p>
          </table:table-cell>
          <table:table-cell table:style-name="ce5" table:formula="of:=RAND()*2*[.$E$8]-[.$E$8]" office:value-type="float" office:value="-2.92007460258901">
            <text:p>-2.92</text:p>
          </table:table-cell>
          <table:table-cell table:style-name="ce5" table:formula="of:=[.$E$6]*[.C17]+[.$E$7]+[.E17]" office:value-type="float" office:value="5.41325873074432">
            <text:p>5.41</text:p>
          </table:table-cell>
          <table:table-cell table:style-name="ce2" table:formula="of:=[.C17]*[.C17]" office:value-type="float" office:value="2209">
            <text:p>2209</text:p>
          </table:table-cell>
          <table:table-cell table:formula="of:=[.C17]*[.F17]" office:value-type="float" office:value="254.423160344983">
            <text:p>254.42</text:p>
          </table:table-cell>
          <table:table-cell table:style-name="ce5" table:formula="of:=[.$D$6]*[.C17]+[.$D$7]" office:value-type="float" office:value="6.97664076882205">
            <text:p>6.9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7]+5" office:value-type="float" office:value="52">
            <text:p>52</text:p>
          </table:table-cell>
          <table:table-cell table:style-name="ce5" table:formula="of:=[.$E$6]*[.C18]+[.$E$7]" office:value-type="float" office:value="11.1111111111111">
            <text:p>11.11</text:p>
          </table:table-cell>
          <table:table-cell table:style-name="ce5" table:formula="of:=RAND()*2*[.$E$8]-[.$E$8]" office:value-type="float" office:value="-0.309897609986365">
            <text:p>-0.31</text:p>
          </table:table-cell>
          <table:table-cell table:style-name="ce5" table:formula="of:=[.$E$6]*[.C18]+[.$E$7]+[.E18]" office:value-type="float" office:value="10.8012135011247">
            <text:p>10.80</text:p>
          </table:table-cell>
          <table:table-cell table:style-name="ce2" table:formula="of:=[.C18]*[.C18]" office:value-type="float" office:value="2704">
            <text:p>2704</text:p>
          </table:table-cell>
          <table:table-cell table:formula="of:=[.C18]*[.F18]" office:value-type="float" office:value="561.663102058487">
            <text:p>561.66</text:p>
          </table:table-cell>
          <table:table-cell table:style-name="ce5" table:formula="of:=[.$D$6]*[.C18]+[.$D$7]" office:value-type="float" office:value="9.76954937687457">
            <text:p>9.7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8]+5" office:value-type="float" office:value="57">
            <text:p>57</text:p>
          </table:table-cell>
          <table:table-cell table:style-name="ce5" table:formula="of:=[.$E$6]*[.C19]+[.$E$7]" office:value-type="float" office:value="13.8888888888889">
            <text:p>13.89</text:p>
          </table:table-cell>
          <table:table-cell table:style-name="ce5" table:formula="of:=RAND()*2*[.$E$8]-[.$E$8]" office:value-type="float" office:value="0.182316951686516">
            <text:p>0.18</text:p>
          </table:table-cell>
          <table:table-cell table:style-name="ce5" table:formula="of:=[.$E$6]*[.C19]+[.$E$7]+[.E19]" office:value-type="float" office:value="14.0712058405754">
            <text:p>14.07</text:p>
          </table:table-cell>
          <table:table-cell table:style-name="ce2" table:formula="of:=[.C19]*[.C19]" office:value-type="float" office:value="3249">
            <text:p>3249</text:p>
          </table:table-cell>
          <table:table-cell table:formula="of:=[.C19]*[.F19]" office:value-type="float" office:value="802.058732912798">
            <text:p>802.06</text:p>
          </table:table-cell>
          <table:table-cell table:style-name="ce5" table:formula="of:=[.$D$6]*[.C19]+[.$D$7]" office:value-type="float" office:value="12.5624579849271">
            <text:p>12.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9]+5" office:value-type="float" office:value="62">
            <text:p>62</text:p>
          </table:table-cell>
          <table:table-cell table:style-name="ce5" table:formula="of:=[.$E$6]*[.C20]+[.$E$7]" office:value-type="float" office:value="16.6666666666667">
            <text:p>16.67</text:p>
          </table:table-cell>
          <table:table-cell table:style-name="ce5" table:formula="of:=RAND()*2*[.$E$8]-[.$E$8]" office:value-type="float" office:value="3.96565732662566">
            <text:p>3.97</text:p>
          </table:table-cell>
          <table:table-cell table:style-name="ce5" table:formula="of:=[.$E$6]*[.C20]+[.$E$7]+[.E20]" office:value-type="float" office:value="20.6323239932923">
            <text:p>20.63</text:p>
          </table:table-cell>
          <table:table-cell table:style-name="ce2" table:formula="of:=[.C20]*[.C20]" office:value-type="float" office:value="3844">
            <text:p>3844</text:p>
          </table:table-cell>
          <table:table-cell table:formula="of:=[.C20]*[.F20]" office:value-type="float" office:value="1279.20408758412">
            <text:p>1279.20</text:p>
          </table:table-cell>
          <table:table-cell table:style-name="ce5" table:formula="of:=[.$D$6]*[.C20]+[.$D$7]" office:value-type="float" office:value="15.3553665929796">
            <text:p>15.3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0]+5" office:value-type="float" office:value="67">
            <text:p>67</text:p>
          </table:table-cell>
          <table:table-cell table:style-name="ce5" table:formula="of:=[.$E$6]*[.C21]+[.$E$7]" office:value-type="float" office:value="19.4444444444444">
            <text:p>19.44</text:p>
          </table:table-cell>
          <table:table-cell table:style-name="ce5" table:formula="of:=RAND()*2*[.$E$8]-[.$E$8]" office:value-type="float" office:value="-5.52974155638367">
            <text:p>-5.53</text:p>
          </table:table-cell>
          <table:table-cell table:style-name="ce5" table:formula="of:=[.$E$6]*[.C21]+[.$E$7]+[.E21]" office:value-type="float" office:value="13.9147028880608">
            <text:p>13.91</text:p>
          </table:table-cell>
          <table:table-cell table:style-name="ce2" table:formula="of:=[.C21]*[.C21]" office:value-type="float" office:value="4489">
            <text:p>4489</text:p>
          </table:table-cell>
          <table:table-cell table:formula="of:=[.C21]*[.F21]" office:value-type="float" office:value="932.285093500072">
            <text:p>932.29</text:p>
          </table:table-cell>
          <table:table-cell table:style-name="ce5" table:formula="of:=[.$D$6]*[.C21]+[.$D$7]" office:value-type="float" office:value="18.1482752010321">
            <text:p>18.1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1]+5" office:value-type="float" office:value="72">
            <text:p>72</text:p>
          </table:table-cell>
          <table:table-cell table:style-name="ce5" table:formula="of:=[.$E$6]*[.C22]+[.$E$7]" office:value-type="float" office:value="22.2222222222222">
            <text:p>22.22</text:p>
          </table:table-cell>
          <table:table-cell table:style-name="ce5" table:formula="of:=RAND()*2*[.$E$8]-[.$E$8]" office:value-type="float" office:value="3.77474925247952">
            <text:p>3.77</text:p>
          </table:table-cell>
          <table:table-cell table:style-name="ce5" table:formula="of:=[.$E$6]*[.C22]+[.$E$7]+[.E22]" office:value-type="float" office:value="25.9969714747017">
            <text:p>26.00</text:p>
          </table:table-cell>
          <table:table-cell table:style-name="ce2" table:formula="of:=[.C22]*[.C22]" office:value-type="float" office:value="5184">
            <text:p>5184</text:p>
          </table:table-cell>
          <table:table-cell table:formula="of:=[.C22]*[.F22]" office:value-type="float" office:value="1871.78194617853">
            <text:p>1871.78</text:p>
          </table:table-cell>
          <table:table-cell table:style-name="ce5" table:formula="of:=[.$D$6]*[.C22]+[.$D$7]" office:value-type="float" office:value="20.9411838090846">
            <text:p>20.9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2]+5" office:value-type="float" office:value="77">
            <text:p>77</text:p>
          </table:table-cell>
          <table:table-cell table:style-name="ce5" table:formula="of:=[.$E$6]*[.C23]+[.$E$7]" office:value-type="float" office:value="25">
            <text:p>25.00</text:p>
          </table:table-cell>
          <table:table-cell table:style-name="ce5" table:formula="of:=RAND()*2*[.$E$8]-[.$E$8]" office:value-type="float" office:value="-6.08224823372439">
            <text:p>-6.08</text:p>
          </table:table-cell>
          <table:table-cell table:style-name="ce5" table:formula="of:=[.$E$6]*[.C23]+[.$E$7]+[.E23]" office:value-type="float" office:value="18.9177517662756">
            <text:p>18.92</text:p>
          </table:table-cell>
          <table:table-cell table:style-name="ce2" table:formula="of:=[.C23]*[.C23]" office:value-type="float" office:value="5929">
            <text:p>5929</text:p>
          </table:table-cell>
          <table:table-cell table:formula="of:=[.C23]*[.F23]" office:value-type="float" office:value="1456.66688600322">
            <text:p>1456.67</text:p>
          </table:table-cell>
          <table:table-cell table:style-name="ce5" table:formula="of:=[.$D$6]*[.C23]+[.$D$7]" office:value-type="float" office:value="23.7340924171371">
            <text:p>23.7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3]+5" office:value-type="float" office:value="82">
            <text:p>82</text:p>
          </table:table-cell>
          <table:table-cell table:style-name="ce5" table:formula="of:=[.$E$6]*[.C24]+[.$E$7]" office:value-type="float" office:value="27.7777777777778">
            <text:p>27.78</text:p>
          </table:table-cell>
          <table:table-cell table:style-name="ce5" table:formula="of:=RAND()*2*[.$E$8]-[.$E$8]" office:value-type="float" office:value="1.64482170017436">
            <text:p>1.64</text:p>
          </table:table-cell>
          <table:table-cell table:style-name="ce5" table:formula="of:=[.$E$6]*[.C24]+[.$E$7]+[.E24]" office:value-type="float" office:value="29.4225994779521">
            <text:p>29.42</text:p>
          </table:table-cell>
          <table:table-cell table:style-name="ce2" table:formula="of:=[.C24]*[.C24]" office:value-type="float" office:value="6724">
            <text:p>6724</text:p>
          </table:table-cell>
          <table:table-cell table:formula="of:=[.C24]*[.F24]" office:value-type="float" office:value="2412.65315719208">
            <text:p>2412.65</text:p>
          </table:table-cell>
          <table:table-cell table:style-name="ce5" table:formula="of:=[.$D$6]*[.C24]+[.$D$7]" office:value-type="float" office:value="26.5270010251897">
            <text:p>26.5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4]+5" office:value-type="float" office:value="87">
            <text:p>87</text:p>
          </table:table-cell>
          <table:table-cell table:style-name="ce5" table:formula="of:=[.$E$6]*[.C25]+[.$E$7]" office:value-type="float" office:value="30.5555555555556">
            <text:p>30.56</text:p>
          </table:table-cell>
          <table:table-cell table:style-name="ce5" table:formula="of:=RAND()*2*[.$E$8]-[.$E$8]" office:value-type="float" office:value="-3.00576693727635">
            <text:p>-3.01</text:p>
          </table:table-cell>
          <table:table-cell table:style-name="ce5" table:formula="of:=[.$E$6]*[.C25]+[.$E$7]+[.E25]" office:value-type="float" office:value="27.5497886182792">
            <text:p>27.55</text:p>
          </table:table-cell>
          <table:table-cell table:style-name="ce2" table:formula="of:=[.C25]*[.C25]" office:value-type="float" office:value="7569">
            <text:p>7569</text:p>
          </table:table-cell>
          <table:table-cell table:formula="of:=[.C25]*[.F25]" office:value-type="float" office:value="2396.83160979029">
            <text:p>2396.83</text:p>
          </table:table-cell>
          <table:table-cell table:style-name="ce5" table:formula="of:=[.$D$6]*[.C25]+[.$D$7]" office:value-type="float" office:value="29.3199096332422">
            <text:p>29.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5]+5" office:value-type="float" office:value="92">
            <text:p>92</text:p>
          </table:table-cell>
          <table:table-cell table:style-name="ce5" table:formula="of:=[.$E$6]*[.C26]+[.$E$7]" office:value-type="float" office:value="33.3333333333333">
            <text:p>33.33</text:p>
          </table:table-cell>
          <table:table-cell table:style-name="ce5" table:formula="of:=RAND()*2*[.$E$8]-[.$E$8]" office:value-type="float" office:value="3.36591970059089">
            <text:p>3.37</text:p>
          </table:table-cell>
          <table:table-cell table:style-name="ce5" table:formula="of:=[.$E$6]*[.C26]+[.$E$7]+[.E26]" office:value-type="float" office:value="36.6992530339242">
            <text:p>36.70</text:p>
          </table:table-cell>
          <table:table-cell table:style-name="ce2" table:formula="of:=[.C26]*[.C26]" office:value-type="float" office:value="8464">
            <text:p>8464</text:p>
          </table:table-cell>
          <table:table-cell table:formula="of:=[.C26]*[.F26]" office:value-type="float" office:value="3376.33127912103">
            <text:p>3376.33</text:p>
          </table:table-cell>
          <table:table-cell table:style-name="ce5" table:formula="of:=[.$D$6]*[.C26]+[.$D$7]" office:value-type="float" office:value="32.1128182412947">
            <text:p>32.1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6]+5" office:value-type="float" office:value="97">
            <text:p>97</text:p>
          </table:table-cell>
          <table:table-cell table:style-name="ce5" table:formula="of:=[.$E$6]*[.C27]+[.$E$7]" office:value-type="float" office:value="36.1111111111111">
            <text:p>36.11</text:p>
          </table:table-cell>
          <table:table-cell table:style-name="ce5" table:formula="of:=RAND()*2*[.$E$8]-[.$E$8]" office:value-type="float" office:value="0.957193567883223">
            <text:p>0.96</text:p>
          </table:table-cell>
          <table:table-cell table:style-name="ce5" table:formula="of:=[.$E$6]*[.C27]+[.$E$7]+[.E27]" office:value-type="float" office:value="37.0683046789943">
            <text:p>37.07</text:p>
          </table:table-cell>
          <table:table-cell table:style-name="ce2" table:formula="of:=[.C27]*[.C27]" office:value-type="float" office:value="9409">
            <text:p>9409</text:p>
          </table:table-cell>
          <table:table-cell table:formula="of:=[.C27]*[.F27]" office:value-type="float" office:value="3595.62555386245">
            <text:p>3595.63</text:p>
          </table:table-cell>
          <table:table-cell table:style-name="ce5" table:formula="of:=[.$D$6]*[.C27]+[.$D$7]" office:value-type="float" office:value="34.9057268493472">
            <text:p>34.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7]+5" office:value-type="float" office:value="102">
            <text:p>102</text:p>
          </table:table-cell>
          <table:table-cell table:style-name="ce5" table:formula="of:=[.$E$6]*[.C28]+[.$E$7]" office:value-type="float" office:value="38.8888888888889">
            <text:p>38.89</text:p>
          </table:table-cell>
          <table:table-cell table:style-name="ce5" table:formula="of:=RAND()*2*[.$E$8]-[.$E$8]" office:value-type="float" office:value="5.49593588453718">
            <text:p>5.50</text:p>
          </table:table-cell>
          <table:table-cell table:style-name="ce5" table:formula="of:=[.$E$6]*[.C28]+[.$E$7]+[.E28]" office:value-type="float" office:value="44.3848247734261">
            <text:p>44.38</text:p>
          </table:table-cell>
          <table:table-cell table:style-name="ce2" table:formula="of:=[.C28]*[.C28]" office:value-type="float" office:value="10404">
            <text:p>10404</text:p>
          </table:table-cell>
          <table:table-cell table:formula="of:=[.C28]*[.F28]" office:value-type="float" office:value="4527.25212688946">
            <text:p>4527.25</text:p>
          </table:table-cell>
          <table:table-cell table:style-name="ce5" table:formula="of:=[.$D$6]*[.C28]+[.$D$7]" office:value-type="float" office:value="37.6986354573997">
            <text:p>37.7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8]+5" office:value-type="float" office:value="107">
            <text:p>107</text:p>
          </table:table-cell>
          <table:table-cell table:style-name="ce5" table:formula="of:=[.$E$6]*[.C29]+[.$E$7]" office:value-type="float" office:value="41.6666666666667">
            <text:p>41.67</text:p>
          </table:table-cell>
          <table:table-cell table:style-name="ce5" table:formula="of:=RAND()*2*[.$E$8]-[.$E$8]" office:value-type="float" office:value="-4.97233617352322">
            <text:p>-4.97</text:p>
          </table:table-cell>
          <table:table-cell table:style-name="ce5" table:formula="of:=[.$E$6]*[.C29]+[.$E$7]+[.E29]" office:value-type="float" office:value="36.6943304931435">
            <text:p>36.69</text:p>
          </table:table-cell>
          <table:table-cell table:style-name="ce2" table:formula="of:=[.C29]*[.C29]" office:value-type="float" office:value="11449">
            <text:p>11449</text:p>
          </table:table-cell>
          <table:table-cell table:formula="of:=[.C29]*[.F29]" office:value-type="float" office:value="3926.29336276635">
            <text:p>3926.29</text:p>
          </table:table-cell>
          <table:table-cell table:style-name="ce5" table:formula="of:=[.$D$6]*[.C29]+[.$D$7]" office:value-type="float" office:value="40.4915440654522">
            <text:p>40.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9]+5" office:value-type="float" office:value="112">
            <text:p>112</text:p>
          </table:table-cell>
          <table:table-cell table:style-name="ce5" table:formula="of:=[.$E$6]*[.C30]+[.$E$7]" office:value-type="float" office:value="44.4444444444444">
            <text:p>44.44</text:p>
          </table:table-cell>
          <table:table-cell table:style-name="ce5" table:formula="of:=RAND()*2*[.$E$8]-[.$E$8]" office:value-type="float" office:value="-2.79075168888085">
            <text:p>-2.79</text:p>
          </table:table-cell>
          <table:table-cell table:style-name="ce5" table:formula="of:=[.$E$6]*[.C30]+[.$E$7]+[.E30]" office:value-type="float" office:value="41.6536927555636">
            <text:p>41.65</text:p>
          </table:table-cell>
          <table:table-cell table:style-name="ce2" table:formula="of:=[.C30]*[.C30]" office:value-type="float" office:value="12544">
            <text:p>12544</text:p>
          </table:table-cell>
          <table:table-cell table:formula="of:=[.C30]*[.F30]" office:value-type="float" office:value="4665.21358862312">
            <text:p>4665.21</text:p>
          </table:table-cell>
          <table:table-cell table:style-name="ce5" table:formula="of:=[.$D$6]*[.C30]+[.$D$7]" office:value-type="float" office:value="43.2844526735048">
            <text:p>43.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0]+5" office:value-type="float" office:value="117">
            <text:p>117</text:p>
          </table:table-cell>
          <table:table-cell table:style-name="ce5" table:formula="of:=[.$E$6]*[.C31]+[.$E$7]" office:value-type="float" office:value="47.2222222222222">
            <text:p>47.22</text:p>
          </table:table-cell>
          <table:table-cell table:style-name="ce5" table:formula="of:=RAND()*2*[.$E$8]-[.$E$8]" office:value-type="float" office:value="-4.88919101539068">
            <text:p>-4.89</text:p>
          </table:table-cell>
          <table:table-cell table:style-name="ce5" table:formula="of:=[.$E$6]*[.C31]+[.$E$7]+[.E31]" office:value-type="float" office:value="42.3330312068315">
            <text:p>42.33</text:p>
          </table:table-cell>
          <table:table-cell table:style-name="ce2" table:formula="of:=[.C31]*[.C31]" office:value-type="float" office:value="13689">
            <text:p>13689</text:p>
          </table:table-cell>
          <table:table-cell table:formula="of:=[.C31]*[.F31]" office:value-type="float" office:value="4952.96465119929">
            <text:p>4952.96</text:p>
          </table:table-cell>
          <table:table-cell table:style-name="ce5" table:formula="of:=[.$D$6]*[.C31]+[.$D$7]" office:value-type="float" office:value="46.0773612815573">
            <text:p>46.0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1]+5" office:value-type="float" office:value="122">
            <text:p>122</text:p>
          </table:table-cell>
          <table:table-cell table:style-name="ce5" table:formula="of:=[.$E$6]*[.C32]+[.$E$7]" office:value-type="float" office:value="50">
            <text:p>50.00</text:p>
          </table:table-cell>
          <table:table-cell table:style-name="ce5" table:formula="of:=RAND()*2*[.$E$8]-[.$E$8]" office:value-type="float" office:value="-3.53815193404444">
            <text:p>-3.54</text:p>
          </table:table-cell>
          <table:table-cell table:style-name="ce5" table:formula="of:=[.$E$6]*[.C32]+[.$E$7]+[.E32]" office:value-type="float" office:value="46.4618480659556">
            <text:p>46.46</text:p>
          </table:table-cell>
          <table:table-cell table:style-name="ce2" table:formula="of:=[.C32]*[.C32]" office:value-type="float" office:value="14884">
            <text:p>14884</text:p>
          </table:table-cell>
          <table:table-cell table:formula="of:=[.C32]*[.F32]" office:value-type="float" office:value="5668.34546404658">
            <text:p>5668.35</text:p>
          </table:table-cell>
          <table:table-cell table:style-name="ce5" table:formula="of:=[.$D$6]*[.C32]+[.$D$7]" office:value-type="float" office:value="48.8702698896098">
            <text:p>48.8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2]+5" office:value-type="float" office:value="127">
            <text:p>127</text:p>
          </table:table-cell>
          <table:table-cell table:style-name="ce5" table:formula="of:=[.$E$6]*[.C33]+[.$E$7]" office:value-type="float" office:value="52.7777777777778">
            <text:p>52.78</text:p>
          </table:table-cell>
          <table:table-cell table:style-name="ce5" table:formula="of:=RAND()*2*[.$E$8]-[.$E$8]" office:value-type="float" office:value="0.643479729769751">
            <text:p>0.64</text:p>
          </table:table-cell>
          <table:table-cell table:style-name="ce5" table:formula="of:=[.$E$6]*[.C33]+[.$E$7]+[.E33]" office:value-type="float" office:value="53.4212575075475">
            <text:p>53.42</text:p>
          </table:table-cell>
          <table:table-cell table:style-name="ce2" table:formula="of:=[.C33]*[.C33]" office:value-type="float" office:value="16129">
            <text:p>16129</text:p>
          </table:table-cell>
          <table:table-cell table:formula="of:=[.C33]*[.F33]" office:value-type="float" office:value="6784.49970345854">
            <text:p>6784.50</text:p>
          </table:table-cell>
          <table:table-cell table:style-name="ce5" table:formula="of:=[.$D$6]*[.C33]+[.$D$7]" office:value-type="float" office:value="51.6631784976623">
            <text:p>51.6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3]+5" office:value-type="float" office:value="132">
            <text:p>132</text:p>
          </table:table-cell>
          <table:table-cell table:style-name="ce5" table:formula="of:=[.$E$6]*[.C34]+[.$E$7]" office:value-type="float" office:value="55.5555555555556">
            <text:p>55.56</text:p>
          </table:table-cell>
          <table:table-cell table:style-name="ce5" table:formula="of:=RAND()*2*[.$E$8]-[.$E$8]" office:value-type="float" office:value="-6.98066297918558">
            <text:p>-6.98</text:p>
          </table:table-cell>
          <table:table-cell table:style-name="ce5" table:formula="of:=[.$E$6]*[.C34]+[.$E$7]+[.E34]" office:value-type="float" office:value="48.57489257637">
            <text:p>48.57</text:p>
          </table:table-cell>
          <table:table-cell table:style-name="ce2" table:formula="of:=[.C34]*[.C34]" office:value-type="float" office:value="17424">
            <text:p>17424</text:p>
          </table:table-cell>
          <table:table-cell table:formula="of:=[.C34]*[.F34]" office:value-type="float" office:value="6411.88582008084">
            <text:p>6411.89</text:p>
          </table:table-cell>
          <table:table-cell table:style-name="ce5" table:formula="of:=[.$D$6]*[.C34]+[.$D$7]" office:value-type="float" office:value="54.4560871057148">
            <text:p>54.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4]+5" office:value-type="float" office:value="137">
            <text:p>137</text:p>
          </table:table-cell>
          <table:table-cell table:style-name="ce5" table:formula="of:=[.$E$6]*[.C35]+[.$E$7]" office:value-type="float" office:value="58.3333333333333">
            <text:p>58.33</text:p>
          </table:table-cell>
          <table:table-cell table:style-name="ce5" table:formula="of:=RAND()*2*[.$E$8]-[.$E$8]" office:value-type="float" office:value="-7.45065778261051">
            <text:p>-7.45</text:p>
          </table:table-cell>
          <table:table-cell table:style-name="ce5" table:formula="of:=[.$E$6]*[.C35]+[.$E$7]+[.E35]" office:value-type="float" office:value="50.8826755507228">
            <text:p>50.88</text:p>
          </table:table-cell>
          <table:table-cell table:style-name="ce2" table:formula="of:=[.C35]*[.C35]" office:value-type="float" office:value="18769">
            <text:p>18769</text:p>
          </table:table-cell>
          <table:table-cell table:formula="of:=[.C35]*[.F35]" office:value-type="float" office:value="6970.92655044903">
            <text:p>6970.93</text:p>
          </table:table-cell>
          <table:table-cell table:style-name="ce5" table:formula="of:=[.$D$6]*[.C35]+[.$D$7]" office:value-type="float" office:value="57.2489957137673">
            <text:p>57.2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5]+5" office:value-type="float" office:value="142">
            <text:p>142</text:p>
          </table:table-cell>
          <table:table-cell table:style-name="ce5" table:formula="of:=[.$E$6]*[.C36]+[.$E$7]" office:value-type="float" office:value="61.1111111111111">
            <text:p>61.11</text:p>
          </table:table-cell>
          <table:table-cell table:style-name="ce5" table:formula="of:=RAND()*2*[.$E$8]-[.$E$8]" office:value-type="float" office:value="-3.94672429072671">
            <text:p>-3.95</text:p>
          </table:table-cell>
          <table:table-cell table:style-name="ce5" table:formula="of:=[.$E$6]*[.C36]+[.$E$7]+[.E36]" office:value-type="float" office:value="57.1643868203844">
            <text:p>57.16</text:p>
          </table:table-cell>
          <table:table-cell table:style-name="ce2" table:formula="of:=[.C36]*[.C36]" office:value-type="float" office:value="20164">
            <text:p>20164</text:p>
          </table:table-cell>
          <table:table-cell table:formula="of:=[.C36]*[.F36]" office:value-type="float" office:value="8117.34292849459">
            <text:p>8117.34</text:p>
          </table:table-cell>
          <table:table-cell table:style-name="ce5" table:formula="of:=[.$D$6]*[.C36]+[.$D$7]" office:value-type="float" office:value="60.0419043218199">
            <text:p>60.0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6]+5" office:value-type="float" office:value="147">
            <text:p>147</text:p>
          </table:table-cell>
          <table:table-cell table:style-name="ce5" table:formula="of:=[.$E$6]*[.C37]+[.$E$7]" office:value-type="float" office:value="63.8888888888889">
            <text:p>63.89</text:p>
          </table:table-cell>
          <table:table-cell table:style-name="ce5" table:formula="of:=RAND()*2*[.$E$8]-[.$E$8]" office:value-type="float" office:value="-4.57073220983148">
            <text:p>-4.57</text:p>
          </table:table-cell>
          <table:table-cell table:style-name="ce5" table:formula="of:=[.$E$6]*[.C37]+[.$E$7]+[.E37]" office:value-type="float" office:value="59.3181566790574">
            <text:p>59.32</text:p>
          </table:table-cell>
          <table:table-cell table:style-name="ce2" table:formula="of:=[.C37]*[.C37]" office:value-type="float" office:value="21609">
            <text:p>21609</text:p>
          </table:table-cell>
          <table:table-cell table:formula="of:=[.C37]*[.F37]" office:value-type="float" office:value="8719.76903182144">
            <text:p>8719.77</text:p>
          </table:table-cell>
          <table:table-cell table:style-name="ce5" table:formula="of:=[.$D$6]*[.C37]+[.$D$7]" office:value-type="float" office:value="62.8348129298724">
            <text:p>62.8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7]+5" office:value-type="float" office:value="152">
            <text:p>152</text:p>
          </table:table-cell>
          <table:table-cell table:style-name="ce5" table:formula="of:=[.$E$6]*[.C38]+[.$E$7]" office:value-type="float" office:value="66.6666666666667">
            <text:p>66.67</text:p>
          </table:table-cell>
          <table:table-cell table:style-name="ce5" table:formula="of:=RAND()*2*[.$E$8]-[.$E$8]" office:value-type="float" office:value="5.93653986230493">
            <text:p>5.94</text:p>
          </table:table-cell>
          <table:table-cell table:style-name="ce5" table:formula="of:=[.$E$6]*[.C38]+[.$E$7]+[.E38]" office:value-type="float" office:value="72.6032065289716">
            <text:p>72.60</text:p>
          </table:table-cell>
          <table:table-cell table:style-name="ce2" table:formula="of:=[.C38]*[.C38]" office:value-type="float" office:value="23104">
            <text:p>23104</text:p>
          </table:table-cell>
          <table:table-cell table:formula="of:=[.C38]*[.F38]" office:value-type="float" office:value="11035.6873924037">
            <text:p>11035.69</text:p>
          </table:table-cell>
          <table:table-cell table:style-name="ce5" table:formula="of:=[.$D$6]*[.C38]+[.$D$7]" office:value-type="float" office:value="65.6277215379249">
            <text:p>65.6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8]+5" office:value-type="float" office:value="157">
            <text:p>157</text:p>
          </table:table-cell>
          <table:table-cell table:style-name="ce5" table:formula="of:=[.$E$6]*[.C39]+[.$E$7]" office:value-type="float" office:value="69.4444444444445">
            <text:p>69.44</text:p>
          </table:table-cell>
          <table:table-cell table:style-name="ce5" table:formula="of:=RAND()*2*[.$E$8]-[.$E$8]" office:value-type="float" office:value="6.37449314002879">
            <text:p>6.37</text:p>
          </table:table-cell>
          <table:table-cell table:style-name="ce5" table:formula="of:=[.$E$6]*[.C39]+[.$E$7]+[.E39]" office:value-type="float" office:value="75.8189375844732">
            <text:p>75.82</text:p>
          </table:table-cell>
          <table:table-cell table:style-name="ce2" table:formula="of:=[.C39]*[.C39]" office:value-type="float" office:value="24649">
            <text:p>24649</text:p>
          </table:table-cell>
          <table:table-cell table:formula="of:=[.C39]*[.F39]" office:value-type="float" office:value="11903.5732007623">
            <text:p>11903.57</text:p>
          </table:table-cell>
          <table:table-cell table:style-name="ce5" table:formula="of:=[.$D$6]*[.C39]+[.$D$7]" office:value-type="float" office:value="68.4206301459774">
            <text:p>68.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9]+5" office:value-type="float" office:value="162">
            <text:p>162</text:p>
          </table:table-cell>
          <table:table-cell table:style-name="ce5" table:formula="of:=[.$E$6]*[.C40]+[.$E$7]" office:value-type="float" office:value="72.2222222222222">
            <text:p>72.22</text:p>
          </table:table-cell>
          <table:table-cell table:style-name="ce5" table:formula="of:=RAND()*2*[.$E$8]-[.$E$8]" office:value-type="float" office:value="-1.29900697502308">
            <text:p>-1.30</text:p>
          </table:table-cell>
          <table:table-cell table:style-name="ce5" table:formula="of:=[.$E$6]*[.C40]+[.$E$7]+[.E40]" office:value-type="float" office:value="70.9232152471992">
            <text:p>70.92</text:p>
          </table:table-cell>
          <table:table-cell table:style-name="ce2" table:formula="of:=[.C40]*[.C40]" office:value-type="float" office:value="26244">
            <text:p>26244</text:p>
          </table:table-cell>
          <table:table-cell table:formula="of:=[.C40]*[.F40]" office:value-type="float" office:value="11489.5608700463">
            <text:p>11489.56</text:p>
          </table:table-cell>
          <table:table-cell table:style-name="ce5" table:formula="of:=[.$D$6]*[.C40]+[.$D$7]" office:value-type="float" office:value="71.2135387540299">
            <text:p>71.2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0]+5" office:value-type="float" office:value="167">
            <text:p>167</text:p>
          </table:table-cell>
          <table:table-cell table:style-name="ce5" table:formula="of:=[.$E$6]*[.C41]+[.$E$7]" office:value-type="float" office:value="75">
            <text:p>75.00</text:p>
          </table:table-cell>
          <table:table-cell table:style-name="ce5" table:formula="of:=RAND()*2*[.$E$8]-[.$E$8]" office:value-type="float" office:value="-4.3407997477334">
            <text:p>-4.34</text:p>
          </table:table-cell>
          <table:table-cell table:style-name="ce5" table:formula="of:=[.$E$6]*[.C41]+[.$E$7]+[.E41]" office:value-type="float" office:value="70.6592002522666">
            <text:p>70.66</text:p>
          </table:table-cell>
          <table:table-cell table:style-name="ce2" table:formula="of:=[.C41]*[.C41]" office:value-type="float" office:value="27889">
            <text:p>27889</text:p>
          </table:table-cell>
          <table:table-cell table:formula="of:=[.C41]*[.F41]" office:value-type="float" office:value="11800.0864421285">
            <text:p>11800.09</text:p>
          </table:table-cell>
          <table:table-cell table:style-name="ce5" table:formula="of:=[.$D$6]*[.C41]+[.$D$7]" office:value-type="float" office:value="74.0064473620824">
            <text:p>74.0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1]+5" office:value-type="float" office:value="172">
            <text:p>172</text:p>
          </table:table-cell>
          <table:table-cell table:style-name="ce5" table:formula="of:=[.$E$6]*[.C42]+[.$E$7]" office:value-type="float" office:value="77.7777777777778">
            <text:p>77.78</text:p>
          </table:table-cell>
          <table:table-cell table:style-name="ce5" table:formula="of:=RAND()*2*[.$E$8]-[.$E$8]" office:value-type="float" office:value="-0.849432708928362">
            <text:p>-0.85</text:p>
          </table:table-cell>
          <table:table-cell table:style-name="ce5" table:formula="of:=[.$E$6]*[.C42]+[.$E$7]+[.E42]" office:value-type="float" office:value="76.9283450688494">
            <text:p>76.93</text:p>
          </table:table-cell>
          <table:table-cell table:style-name="ce2" table:formula="of:=[.C42]*[.C42]" office:value-type="float" office:value="29584">
            <text:p>29584</text:p>
          </table:table-cell>
          <table:table-cell table:formula="of:=[.C42]*[.F42]" office:value-type="float" office:value="13231.6753518421">
            <text:p>13231.68</text:p>
          </table:table-cell>
          <table:table-cell table:style-name="ce5" table:formula="of:=[.$D$6]*[.C42]+[.$D$7]" office:value-type="float" office:value="76.7993559701349">
            <text:p>76.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2]+5" office:value-type="float" office:value="177">
            <text:p>177</text:p>
          </table:table-cell>
          <table:table-cell table:style-name="ce5" table:formula="of:=[.$E$6]*[.C43]+[.$E$7]" office:value-type="float" office:value="80.5555555555556">
            <text:p>80.56</text:p>
          </table:table-cell>
          <table:table-cell table:style-name="ce5" table:formula="of:=RAND()*2*[.$E$8]-[.$E$8]" office:value-type="float" office:value="2.21593162394129">
            <text:p>2.22</text:p>
          </table:table-cell>
          <table:table-cell table:style-name="ce5" table:formula="of:=[.$E$6]*[.C43]+[.$E$7]+[.E43]" office:value-type="float" office:value="82.7714871794969">
            <text:p>82.77</text:p>
          </table:table-cell>
          <table:table-cell table:style-name="ce2" table:formula="of:=[.C43]*[.C43]" office:value-type="float" office:value="31329">
            <text:p>31329</text:p>
          </table:table-cell>
          <table:table-cell table:formula="of:=[.C43]*[.F43]" office:value-type="float" office:value="14650.5532307709">
            <text:p>14650.55</text:p>
          </table:table-cell>
          <table:table-cell table:style-name="ce5" table:formula="of:=[.$D$6]*[.C43]+[.$D$7]" office:value-type="float" office:value="79.5922645781875">
            <text:p>79.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3]+5" office:value-type="float" office:value="182">
            <text:p>182</text:p>
          </table:table-cell>
          <table:table-cell table:style-name="ce5" table:formula="of:=[.$E$6]*[.C44]+[.$E$7]" office:value-type="float" office:value="83.3333333333333">
            <text:p>83.33</text:p>
          </table:table-cell>
          <table:table-cell table:style-name="ce5" table:formula="of:=RAND()*2*[.$E$8]-[.$E$8]" office:value-type="float" office:value="-5.35881059942767">
            <text:p>-5.36</text:p>
          </table:table-cell>
          <table:table-cell table:style-name="ce5" table:formula="of:=[.$E$6]*[.C44]+[.$E$7]+[.E44]" office:value-type="float" office:value="77.9745227339057">
            <text:p>77.97</text:p>
          </table:table-cell>
          <table:table-cell table:style-name="ce2" table:formula="of:=[.C44]*[.C44]" office:value-type="float" office:value="33124">
            <text:p>33124</text:p>
          </table:table-cell>
          <table:table-cell table:formula="of:=[.C44]*[.F44]" office:value-type="float" office:value="14191.3631375708">
            <text:p>14191.36</text:p>
          </table:table-cell>
          <table:table-cell table:style-name="ce5" table:formula="of:=[.$D$6]*[.C44]+[.$D$7]" office:value-type="float" office:value="82.38517318624">
            <text:p>82.3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4]+5" office:value-type="float" office:value="187">
            <text:p>187</text:p>
          </table:table-cell>
          <table:table-cell table:style-name="ce5" table:formula="of:=[.$E$6]*[.C45]+[.$E$7]" office:value-type="float" office:value="86.1111111111111">
            <text:p>86.11</text:p>
          </table:table-cell>
          <table:table-cell table:style-name="ce5" table:formula="of:=RAND()*2*[.$E$8]-[.$E$8]" office:value-type="float" office:value="4.76613068953157">
            <text:p>4.77</text:p>
          </table:table-cell>
          <table:table-cell table:style-name="ce5" table:formula="of:=[.$E$6]*[.C45]+[.$E$7]+[.E45]" office:value-type="float" office:value="90.8772418006427">
            <text:p>90.88</text:p>
          </table:table-cell>
          <table:table-cell table:style-name="ce2" table:formula="of:=[.C45]*[.C45]" office:value-type="float" office:value="34969">
            <text:p>34969</text:p>
          </table:table-cell>
          <table:table-cell table:formula="of:=[.C45]*[.F45]" office:value-type="float" office:value="16994.0442167202">
            <text:p>16994.04</text:p>
          </table:table-cell>
          <table:table-cell table:style-name="ce5" table:formula="of:=[.$D$6]*[.C45]+[.$D$7]" office:value-type="float" office:value="85.1780817942925">
            <text:p>85.1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5]+5" office:value-type="float" office:value="192">
            <text:p>192</text:p>
          </table:table-cell>
          <table:table-cell table:style-name="ce5" table:formula="of:=[.$E$6]*[.C46]+[.$E$7]" office:value-type="float" office:value="88.8888888888889">
            <text:p>88.89</text:p>
          </table:table-cell>
          <table:table-cell table:style-name="ce5" table:formula="of:=RAND()*2*[.$E$8]-[.$E$8]" office:value-type="float" office:value="-3.44363674870692">
            <text:p>-3.44</text:p>
          </table:table-cell>
          <table:table-cell table:style-name="ce5" table:formula="of:=[.$E$6]*[.C46]+[.$E$7]+[.E46]" office:value-type="float" office:value="85.445252140182">
            <text:p>85.45</text:p>
          </table:table-cell>
          <table:table-cell table:style-name="ce2" table:formula="of:=[.C46]*[.C46]" office:value-type="float" office:value="36864">
            <text:p>36864</text:p>
          </table:table-cell>
          <table:table-cell table:formula="of:=[.C46]*[.F46]" office:value-type="float" office:value="16405.4884109149">
            <text:p>16405.49</text:p>
          </table:table-cell>
          <table:table-cell table:style-name="ce5" table:formula="of:=[.$D$6]*[.C46]+[.$D$7]" office:value-type="float" office:value="87.970990402345">
            <text:p>87.9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6]+5" office:value-type="float" office:value="197">
            <text:p>197</text:p>
          </table:table-cell>
          <table:table-cell table:style-name="ce5" table:formula="of:=[.$E$6]*[.C47]+[.$E$7]" office:value-type="float" office:value="91.6666666666667">
            <text:p>91.67</text:p>
          </table:table-cell>
          <table:table-cell table:style-name="ce5" table:formula="of:=RAND()*2*[.$E$8]-[.$E$8]" office:value-type="float" office:value="-4.70032597077079">
            <text:p>-4.70</text:p>
          </table:table-cell>
          <table:table-cell table:style-name="ce5" table:formula="of:=[.$E$6]*[.C47]+[.$E$7]+[.E47]" office:value-type="float" office:value="86.9663406958959">
            <text:p>86.97</text:p>
          </table:table-cell>
          <table:table-cell table:style-name="ce2" table:formula="of:=[.C47]*[.C47]" office:value-type="float" office:value="38809">
            <text:p>38809</text:p>
          </table:table-cell>
          <table:table-cell table:formula="of:=[.C47]*[.F47]" office:value-type="float" office:value="17132.3691170915">
            <text:p>17132.37</text:p>
          </table:table-cell>
          <table:table-cell table:style-name="ce5" table:formula="of:=[.$D$6]*[.C47]+[.$D$7]" office:value-type="float" office:value="90.7638990103975">
            <text:p>90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7]+5" office:value-type="float" office:value="202">
            <text:p>202</text:p>
          </table:table-cell>
          <table:table-cell table:style-name="ce5" table:formula="of:=[.$E$6]*[.C48]+[.$E$7]" office:value-type="float" office:value="94.4444444444445">
            <text:p>94.44</text:p>
          </table:table-cell>
          <table:table-cell table:style-name="ce5" table:formula="of:=RAND()*2*[.$E$8]-[.$E$8]" office:value-type="float" office:value="-5.10917279287241">
            <text:p>-5.11</text:p>
          </table:table-cell>
          <table:table-cell table:style-name="ce5" table:formula="of:=[.$E$6]*[.C48]+[.$E$7]+[.E48]" office:value-type="float" office:value="89.3352716515721">
            <text:p>89.34</text:p>
          </table:table-cell>
          <table:table-cell table:style-name="ce2" table:formula="of:=[.C48]*[.C48]" office:value-type="float" office:value="40804">
            <text:p>40804</text:p>
          </table:table-cell>
          <table:table-cell table:formula="of:=[.C48]*[.F48]" office:value-type="float" office:value="18045.7248736176">
            <text:p>18045.72</text:p>
          </table:table-cell>
          <table:table-cell table:style-name="ce5" table:formula="of:=[.$D$6]*[.C48]+[.$D$7]" office:value-type="float" office:value="93.55680761845">
            <text:p>93.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8]+5" office:value-type="float" office:value="207">
            <text:p>207</text:p>
          </table:table-cell>
          <table:table-cell table:style-name="ce5" table:formula="of:=[.$E$6]*[.C49]+[.$E$7]" office:value-type="float" office:value="97.2222222222222">
            <text:p>97.22</text:p>
          </table:table-cell>
          <table:table-cell table:style-name="ce5" table:formula="of:=RAND()*2*[.$E$8]-[.$E$8]" office:value-type="float" office:value="4.07658379292116">
            <text:p>4.08</text:p>
          </table:table-cell>
          <table:table-cell table:style-name="ce5" table:formula="of:=[.$E$6]*[.C49]+[.$E$7]+[.E49]" office:value-type="float" office:value="101.298806015143">
            <text:p>101.30</text:p>
          </table:table-cell>
          <table:table-cell table:style-name="ce2" table:formula="of:=[.C49]*[.C49]" office:value-type="float" office:value="42849">
            <text:p>42849</text:p>
          </table:table-cell>
          <table:table-cell table:formula="of:=[.C49]*[.F49]" office:value-type="float" office:value="20968.8528451347">
            <text:p>20968.85</text:p>
          </table:table-cell>
          <table:table-cell table:style-name="ce5" table:formula="of:=[.$D$6]*[.C49]+[.$D$7]" office:value-type="float" office:value="96.3497162265026">
            <text:p>96.3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9]+5" office:value-type="float" office:value="212">
            <text:p>212</text:p>
          </table:table-cell>
          <table:table-cell table:style-name="ce5" table:formula="of:=[.$E$6]*[.C50]+[.$E$7]" office:value-type="float" office:value="100">
            <text:p>100.00</text:p>
          </table:table-cell>
          <table:table-cell table:style-name="ce5" table:formula="of:=RAND()*2*[.$E$8]-[.$E$8]" office:value-type="float" office:value="3.27833046438172">
            <text:p>3.28</text:p>
          </table:table-cell>
          <table:table-cell table:style-name="ce5" table:formula="of:=[.$E$6]*[.C50]+[.$E$7]+[.E50]" office:value-type="float" office:value="103.278330464382">
            <text:p>103.28</text:p>
          </table:table-cell>
          <table:table-cell table:style-name="ce2" table:formula="of:=[.C50]*[.C50]" office:value-type="float" office:value="44944">
            <text:p>44944</text:p>
          </table:table-cell>
          <table:table-cell table:formula="of:=[.C50]*[.F50]" office:value-type="float" office:value="21895.0060584489">
            <text:p>21895.01</text:p>
          </table:table-cell>
          <table:table-cell table:style-name="ce5" table:formula="of:=[.$D$6]*[.C50]+[.$D$7]" office:value-type="float" office:value="99.1426248345551">
            <text:p>99.14</text:p>
          </table:table-cell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22in" table:end-y="0.178in" draw:z-index="0" draw:style-name="gr1" draw:text-style-name="P1" svg:width="9.8012in" svg:height="5.3055in" svg:x="0in" svg:y="0.0287in">
              <draw:object draw:notify-on-update-of-ranges="LinearCurveFit_YouCanChange.C14:LinearCurveFit_YouCanChange.C50 LinearCurveFit_YouCanChange.D13:LinearCurveFit_YouCanChange.D13 LinearCurveFit_YouCanChange.D14:LinearCurveFit_YouCanChange.D50 LinearCurveFit_YouCanChange.C14:LinearCurveFit_YouCanChange.C50 LinearCurveFit_YouCanChange.F12:LinearCurveFit_YouCanChange.F13 LinearCurveFit_YouCanChange.F14:LinearCurveFit_YouCanChange.F50 LinearCurveFit_YouCanChange.C14:LinearCurveFit_YouCanChange.C50 LinearCurveFit_YouCanChange.I12:LinearCurveFit_YouCanChange.I13 LinearCurveFit_YouCanChange.I14:LinearCurveFit_YouCanChange.I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22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T18M3S</meta:editing-duration>
    <meta:editing-cycles>10</meta:editing-cycles>
    <meta:generator>OpenOffice/4.1.6$Win32 OpenOffice.org_project/416m1$Build-9790</meta:generator>
    <meta:initial-creator>RCC RCCD</meta:initial-creator>
    <dc:date>2020-03-11T22:31:47.18</dc:date>
    <dc:creator>Mark Lehr</dc:creator>
    <meta:document-statistic meta:table-count="3" meta:cell-count="6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C14:LinearCurveFit_YouCanChange.D50 LinearCurveFit_YouCanChange.D13:LinearCurveFit_YouCanChange.D13 LinearCurveFit_YouCanChange.F12:LinearCurveFit_YouCanChange.F50 LinearCurveFit_YouCanChange.I12:LinearCurveFit_YouCanChange.I50" chart:data-source-has-labels="row" svg:x="1.535cm" svg:y="2.674cm" svg:width="16.895cm" svg:height="9.526cm">
          <chartooo:coordinate-region svg:x="2.818cm" svg:y="2.886cm" svg:width="15.332cm" svg:height="8.641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D14:LinearCurveFit_YouCanChange.D50" chart:label-cell-address="LinearCurveFit_YouCanChange.D13:LinearCurveFit_YouCanChange.D13" chart:class="chart:scatter">
            <chart:domain table:cell-range-address="LinearCurveFit_YouCanChange.C14:LinearCurveFit_YouCanChange.C50"/>
            <chart:data-point chart:repeated="37"/>
          </chart:series>
          <chart:series chart:style-name="ch12" chart:values-cell-range-address="LinearCurveFit_YouCanChange.F14:LinearCurveFit_YouCanChange.F50" chart:label-cell-address="LinearCurveFit_YouCanChange.F12:LinearCurveFit_YouCanChange.F13" chart:class="chart:scatter">
            <chart:data-point chart:repeated="37"/>
          </chart:series>
          <chart:series chart:style-name="ch13" chart:values-cell-range-address="LinearCurveFit_YouCanChange.I14:LinearCurveFit_YouCanChange.I50" chart:label-cell-address="LinearCurveFit_YouCanChange.I12:LinearCurveFit_YouCanChange.I13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 → Linear</text:p>
                <draw:g>
                  <svg:desc>LinearCurveFit_YouCanChange.D13:LinearCurveFit_YouCanChange.D13</svg:desc>
                </draw:g>
              </table:table-cell>
              <table:table-cell office:value-type="string">
                <text:p>Measurement Y' –&gt; Noise</text:p>
                <text:list>
                  <text:list-item>
                    <text:p>Measurement</text:p>
                  </text:list-item>
                  <text:list-item>
                    <text:p>Y' –&gt; Noise</text:p>
                  </text:list-item>
                </text:list>
                <draw:g>
                  <svg:desc>LinearCurveFit_YouCanChange.F12:LinearCurveFit_YouCanChange.F13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I12:LinearCurveFit_YouCanChange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C14:LinearCurveFit_YouCanChange.C50</svg:desc>
                </draw:g>
              </table:table-cell>
              <table:table-cell office:value-type="float" office:value="0">
                <text:p>0</text:p>
                <draw:g>
                  <svg:desc>LinearCurveFit_YouCanChange.D14:LinearCurveFit_YouCanChange.D50</svg:desc>
                </draw:g>
              </table:table-cell>
              <table:table-cell office:value-type="float" office:value="4.81918226229027">
                <text:p>4.81918226229027</text:p>
                <draw:g>
                  <svg:desc>LinearCurveFit_YouCanChange.F14:LinearCurveFit_YouCanChange.F50</svg:desc>
                </draw:g>
              </table:table-cell>
              <table:table-cell office:value-type="float" office:value="1.29140805119546">
                <text:p>1.29140805119546</text:p>
                <draw:g>
                  <svg:desc>LinearCurveFit_YouCanChange.I14:LinearCurveFit_YouCanChange.I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0.656715823828968">
                <text:p>0.656715823828968</text:p>
              </table:table-cell>
              <table:table-cell office:value-type="float" office:value="3.99357134105731">
                <text:p>3.99357134105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9.54906894993555">
                <text:p>9.54906894993555</text:p>
              </table:table-cell>
              <table:table-cell office:value-type="float" office:value="6.69573463091916">
                <text:p>6.69573463091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.269378834016">
                <text:p>1.269378834016</text:p>
              </table:table-cell>
              <table:table-cell office:value-type="float" office:value="9.39789792078101">
                <text:p>9.397897920781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7.2127983997214">
                <text:p>17.2127983997214</text:p>
              </table:table-cell>
              <table:table-cell office:value-type="float" office:value="12.1000612106429">
                <text:p>12.1000612106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3.3552276356042">
                <text:p>13.3552276356042</text:p>
              </table:table-cell>
              <table:table-cell office:value-type="float" office:value="14.8022245005047">
                <text:p>14.8022245005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5.1337913253034">
                <text:p>15.1337913253034</text:p>
              </table:table-cell>
              <table:table-cell office:value-type="float" office:value="17.5043877903666">
                <text:p>17.5043877903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3.6747552332882">
                <text:p>23.6747552332882</text:p>
              </table:table-cell>
              <table:table-cell office:value-type="float" office:value="20.2065510802284">
                <text:p>20.20655108022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2.8328299054152">
                <text:p>22.8328299054152</text:p>
              </table:table-cell>
              <table:table-cell office:value-type="float" office:value="22.9087143700903">
                <text:p>22.9087143700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5.0442336359993">
                <text:p>25.0442336359993</text:p>
              </table:table-cell>
              <table:table-cell office:value-type="float" office:value="25.6108776599521">
                <text:p>25.6108776599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32.4498289418665">
                <text:p>32.4498289418665</text:p>
              </table:table-cell>
              <table:table-cell office:value-type="float" office:value="28.313040949814">
                <text:p>28.313040949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28.650612131977">
                <text:p>28.650612131977</text:p>
              </table:table-cell>
              <table:table-cell office:value-type="float" office:value="31.0152042396758">
                <text:p>31.0152042396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3.693707738615">
                <text:p>33.693707738615</text:p>
              </table:table-cell>
              <table:table-cell office:value-type="float" office:value="33.7173675295377">
                <text:p>33.71736752953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29.3748909536387">
                <text:p>29.3748909536387</text:p>
              </table:table-cell>
              <table:table-cell office:value-type="float" office:value="36.4195308193995">
                <text:p>36.4195308193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0.7847516624154">
                <text:p>40.7847516624154</text:p>
              </table:table-cell>
              <table:table-cell office:value-type="float" office:value="39.1216941092614">
                <text:p>39.12169410926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5.9353358139439">
                <text:p>45.9353358139439</text:p>
              </table:table-cell>
              <table:table-cell office:value-type="float" office:value="41.8238573991232">
                <text:p>41.82385739912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1.2632490002498">
                <text:p>51.2632490002498</text:p>
              </table:table-cell>
              <table:table-cell office:value-type="float" office:value="44.5260206889851">
                <text:p>44.52602068898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7.2948673318347">
                <text:p>47.2948673318347</text:p>
              </table:table-cell>
              <table:table-cell office:value-type="float" office:value="47.2281839788469">
                <text:p>47.2281839788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1.7295864445623">
                <text:p>51.7295864445623</text:p>
              </table:table-cell>
              <table:table-cell office:value-type="float" office:value="49.9303472687088">
                <text:p>49.9303472687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49.6105384177321">
                <text:p>49.6105384177321</text:p>
              </table:table-cell>
              <table:table-cell office:value-type="float" office:value="52.6325105585706">
                <text:p>52.6325105585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57.2147283452149">
                <text:p>57.2147283452149</text:p>
              </table:table-cell>
              <table:table-cell office:value-type="float" office:value="55.3346738484325">
                <text:p>55.3346738484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1.7124217896101">
                <text:p>61.7124217896101</text:p>
              </table:table-cell>
              <table:table-cell office:value-type="float" office:value="58.0368371382943">
                <text:p>58.03683713829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0.3351424377049">
                <text:p>60.3351424377049</text:p>
              </table:table-cell>
              <table:table-cell office:value-type="float" office:value="60.7390004281562">
                <text:p>60.73900042815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56.8972540368688">
                <text:p>56.8972540368688</text:p>
              </table:table-cell>
              <table:table-cell office:value-type="float" office:value="63.441163718018">
                <text:p>63.441163718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9.4429461894712">
                <text:p>69.4429461894712</text:p>
              </table:table-cell>
              <table:table-cell office:value-type="float" office:value="66.1433270078799">
                <text:p>66.1433270078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65.1107797743235">
                <text:p>65.1107797743235</text:p>
              </table:table-cell>
              <table:table-cell office:value-type="float" office:value="68.8454902977417">
                <text:p>68.8454902977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65.1654411023224">
                <text:p>65.1654411023224</text:p>
              </table:table-cell>
              <table:table-cell office:value-type="float" office:value="71.5476535876036">
                <text:p>71.54765358760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69.9922662461177">
                <text:p>69.9922662461177</text:p>
              </table:table-cell>
              <table:table-cell office:value-type="float" office:value="74.2498168774654">
                <text:p>74.2498168774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0.214056591762">
                <text:p>80.214056591762</text:p>
              </table:table-cell>
              <table:table-cell office:value-type="float" office:value="76.9519801673273">
                <text:p>76.9519801673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76.8814695724804">
                <text:p>76.8814695724804</text:p>
              </table:table-cell>
              <table:table-cell office:value-type="float" office:value="79.6541434571891">
                <text:p>79.6541434571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83.8441416698818">
                <text:p>83.8441416698818</text:p>
              </table:table-cell>
              <table:table-cell office:value-type="float" office:value="82.356306747051">
                <text:p>82.3563067470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4.4922848463628">
                <text:p>84.4922848463628</text:p>
              </table:table-cell>
              <table:table-cell office:value-type="float" office:value="85.0584700369128">
                <text:p>85.0584700369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83.5360420799245">
                <text:p>83.5360420799245</text:p>
              </table:table-cell>
              <table:table-cell office:value-type="float" office:value="87.7606333267747">
                <text:p>87.76063332677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7.0912449997074">
                <text:p>97.0912449997074</text:p>
              </table:table-cell>
              <table:table-cell office:value-type="float" office:value="90.4627966166365">
                <text:p>90.46279661663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95.0608698424832">
                <text:p>95.0608698424832</text:p>
              </table:table-cell>
              <table:table-cell office:value-type="float" office:value="93.1649599064984">
                <text:p>93.1649599064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89.8725071546829">
                <text:p>89.8725071546829</text:p>
              </table:table-cell>
              <table:table-cell office:value-type="float" office:value="95.8671231963602">
                <text:p>95.86712319636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6.223901821068">
                <text:p>106.223901821068</text:p>
              </table:table-cell>
              <table:table-cell office:value-type="float" office:value="98.5692864862221">
                <text:p>98.5692864862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